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Student_H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Student_H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91">
            <text:p>19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9">
            <text:p>8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1">
            <text:p>9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41">
            <text:p>24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541">
            <text:p>54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72">
            <text:p>257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9">
            <text:p>9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8">
            <text:p>1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3086">
            <text:p>230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7">
            <text:p>127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1">
            <text:p>1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8">
            <text:p>4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34">
            <text:p>1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1">
            <text:p>20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63">
            <text:p>263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8">
            <text:p>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64">
            <text:p>1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36">
            <text:p>23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62">
            <text:p>26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31">
            <text:p>53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81">
            <text:p>1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65">
            <text:p>16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Student_Ho" style:display-name="PageStyle_Disciplinary_Actions_Student_H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